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433" officeooo:paragraph-rsid="00118433"/>
    </style:style>
    <style:style style:name="P2" style:family="paragraph" style:parent-style-name="Standard">
      <style:text-properties officeooo:rsid="00118433" officeooo:paragraph-rsid="00118433"/>
    </style:style>
    <style:style style:name="P3" style:family="paragraph" style:parent-style-name="Standard">
      <style:text-properties officeooo:rsid="0011ed8d" officeooo:paragraph-rsid="0011ed8d"/>
    </style:style>
    <style:style style:name="T1" style:family="text">
      <style:text-properties officeooo:rsid="0011a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 corta</text:p>
      <text:p text:style-name="P1">Cut -d (decimal)</text:p>
      <text:p text:style-name="P1">Cut -f (<text:span text:style-name="T1">campo</text:span>)</text:p>
      <text:p text:style-name="P1"/>
      <text:p text:style-name="P3">sort sirve para ordenar</text:p>
      <text:p text:style-name="P1">sort -t (<text:span text:style-name="T1">num </text:span>decimal)</text:p>
      <text:p text:style-name="P1">sort -k (<text:span text:style-name="T1">num campo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20" meta:character-count="102" meta:non-whitespace-character-count="88"/>
  </office:meta>
</office:document-meta>
</file>